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Text_20_body">
      <style:text-properties fo:font-size="10pt" officeooo:rsid="000ec8a5" officeooo:paragraph-rsid="000b6dfe" style:font-size-asian="10pt" style:font-size-complex="10pt"/>
    </style:style>
    <style:style style:name="T1" style:family="text">
      <style:text-properties officeooo:rsid="0010b0d2"/>
    </style:style>
    <style:style style:name="T2" style:family="text">
      <style:text-properties officeooo:rsid="0012bb9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 tableau</text:p>
      <text:p text:style-name="P2">thème 1 Le circuit électrique dans la maison</text:p>
      <text:p text:style-name="P2">chapitre 1 Le circuit électriqu<text:span text:style-name="T1">e</text:span></text:p>
      <text:p text:style-name="P2">Distribuer l'activité</text:p>
      <text:p text:style-name="P2">interroger élève pour lire le contexte, puis les consignes, tout le monde à compris? si pas de question un binome viens chercher le <text:span text:style-name="T2">matériel</text:span></text:p>
      <text:p text:style-name="P2"/>
      <text:p text:style-name="P2">Venez cherchez le matériel</text:p>
      <text:p text:style-name="P2"/>
      <text:p text:style-name="P2">passer dans les rangs pour voir les dessins... quand tout le monde à fait, éleves au tableau, qu'est-ce que vous pensez de ce dessin?</text:p>
      <text:p text:style-name="P2"/>
      <text:p text:style-name="P2">pk je vous fais dessiner le fil dans l'ampoule? des idées?</text:p>
      <text:p text:style-name="P2"/>
      <text:p text:style-name="P2">donc d'après vous qu'est-ce que ça indique sur un circuit électrique? notez le, puis à l'oral dites moi puis bilan </text:p>
      <text:p text:style-name="P2"/>
      <text:p text:style-name="P2">BILAN La lampe et la pile possèdent deux bornes (ou deux pôles) : ce sont des</text:p>
      <text:p text:style-name="P2">dipôles.</text:p>
      <text:p text:style-name="P2">Pour que la lampe brille, ses deux bornes doivent être connectées aux</text:p>
      <text:p text:style-name="P2">deux bornes de la pile, soit directement, soit en utilisant des fils: la pile,</text:p>
      <text:p text:style-name="P2">les fils et la lampe forment une boucle.</text:p>
      <text:p text:style-name="P2">En physique, on appelle le montage ainsi réalisé un circuit électrique</text:p>
      <text:p text:style-name="P2">fermé.</text:p>
      <text:p text:style-name="P2">• La pile est appelée générateur.</text:p>
      <text:p text:style-name="P2">• La lampe est appelée récepteur.</text:p>
      <text:p text:style-name="P2">• Les fils sont appelés connecteurs.</text:p>
      <text:p text:style-name="P2">Un circuit électrique est généralement composé d’au moins un</text:p>
      <text:p text:style-name="P2">générateur, un récepteur et un interrupteur relié les uns</text:p>
      <text:p text:style-name="P2">aux autres par des connecteurs</text:p>
      <text:p text:style-name="P2"/>
      <text:p text:style-name="P2">agenda pour la prochaine fois! la page de garde! finir d'écrire le bilan sur le cahier (par pronote) sinon punition, si vous ne comprenez pas le bilan, notez vos question et posez les moi la prochaine foi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Endnote_20_anchor" style:num-format="1">
        <style:list-level-properties text:list-level-position-and-space-mode="label-alignment" fo:text-align="center">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9T17:02:13.219909485</meta:creation-date>
    <dc:date>2020-09-03T10:28:08.472736564</dc:date>
    <meta:editing-duration>PT5M48S</meta:editing-duration>
    <meta:editing-cycles>7</meta:editing-cycles>
    <meta:generator>LibreOffice/6.4.5.2$Linux_X86_64 LibreOffice_project/40$Build-2</meta:generator>
    <meta:document-statistic meta:table-count="0" meta:image-count="0" meta:object-count="0" meta:page-count="1" meta:paragraph-count="23" meta:word-count="241" meta:character-count="1381" meta:non-whitespace-character-count="1162"/>
  </office:meta>
</office:document-meta>
</file>